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1.077cm" table:align="left"/>
    </style:style>
    <style:style style:name="Table1.A" style:family="table-column">
      <style:table-column-properties style:column-width="0.247cm"/>
    </style:style>
    <style:style style:name="Table1.B" style:family="table-column">
      <style:table-column-properties style:column-width="10.83cm"/>
    </style:style>
    <style:style style:name="Table1.A1" style:family="table-cell">
      <style:table-cell-properties style:vertical-align="middle"/>
    </style:style>
    <style:style style:name="Table2" style:family="table">
      <style:table-properties style:width="17.59cm" table:align="left"/>
    </style:style>
    <style:style style:name="Table2.A" style:family="table-column">
      <style:table-column-properties style:column-width="0.247cm"/>
    </style:style>
    <style:style style:name="Table2.B" style:family="table-column">
      <style:table-column-properties style:column-width="17.343cm"/>
    </style:style>
    <style:style style:name="Table2.A1" style:family="table-cell">
      <style:table-cell-properties style:vertical-align="middle"/>
    </style:style>
    <style:style style:name="Table3" style:family="table">
      <style:table-properties style:width="4.992cm" table:align="left"/>
    </style:style>
    <style:style style:name="Table3.A" style:family="table-column">
      <style:table-column-properties style:column-width="0.247cm"/>
    </style:style>
    <style:style style:name="Table3.B" style:family="table-column">
      <style:table-column-properties style:column-width="4.745cm"/>
    </style:style>
    <style:style style:name="Table3.A1" style:family="table-cell">
      <style:table-cell-properties style:vertical-align="middle"/>
    </style:style>
    <style:style style:name="Table4" style:family="table">
      <style:table-properties style:width="15.184cm" table:align="left"/>
    </style:style>
    <style:style style:name="Table4.A" style:family="table-column">
      <style:table-column-properties style:column-width="0.247cm"/>
    </style:style>
    <style:style style:name="Table4.B" style:family="table-column">
      <style:table-column-properties style:column-width="14.937cm"/>
    </style:style>
    <style:style style:name="Table4.A1" style:family="table-cell">
      <style:table-cell-properties style:vertical-align="middle"/>
    </style:style>
    <style:style style:name="Table5" style:family="table">
      <style:table-properties style:width="11.448cm" table:align="left"/>
    </style:style>
    <style:style style:name="Table5.A" style:family="table-column">
      <style:table-column-properties style:column-width="0.247cm"/>
    </style:style>
    <style:style style:name="Table5.B" style:family="table-column">
      <style:table-column-properties style:column-width="11.201cm"/>
    </style:style>
    <style:style style:name="Table5.A1" style:family="table-cell">
      <style:table-cell-properties style:vertical-align="middle"/>
    </style:style>
    <style:style style:name="Table6" style:family="table">
      <style:table-properties style:width="14.993cm" table:align="left"/>
    </style:style>
    <style:style style:name="Table6.A" style:family="table-column">
      <style:table-column-properties style:column-width="0.247cm"/>
    </style:style>
    <style:style style:name="Table6.B" style:family="table-column">
      <style:table-column-properties style:column-width="14.746cm"/>
    </style:style>
    <style:style style:name="Table6.A1" style:family="table-cell">
      <style:table-cell-properties style:vertical-align="middle"/>
    </style:style>
    <style:style style:name="Table7" style:family="table">
      <style:table-properties style:width="9.553cm" table:align="left"/>
    </style:style>
    <style:style style:name="Table7.A" style:family="table-column">
      <style:table-column-properties style:column-width="0.247cm"/>
    </style:style>
    <style:style style:name="Table7.B" style:family="table-column">
      <style:table-column-properties style:column-width="9.306cm"/>
    </style:style>
    <style:style style:name="Table7.A1" style:family="table-cell">
      <style:table-cell-properties style:vertical-align="middle"/>
    </style:style>
    <style:style style:name="Table8" style:family="table">
      <style:table-properties style:width="7.087cm" table:align="left"/>
    </style:style>
    <style:style style:name="Table8.A" style:family="table-column">
      <style:table-column-properties style:column-width="0.247cm"/>
    </style:style>
    <style:style style:name="Table8.B" style:family="table-column">
      <style:table-column-properties style:column-width="6.84cm"/>
    </style:style>
    <style:style style:name="Table8.A1" style:family="table-cell">
      <style:table-cell-properties style:vertical-align="middle"/>
    </style:style>
    <style:style style:name="Table9" style:family="table">
      <style:table-properties style:width="17.59cm" table:align="left"/>
    </style:style>
    <style:style style:name="Table9.A" style:family="table-column">
      <style:table-column-properties style:column-width="0.247cm"/>
    </style:style>
    <style:style style:name="Table9.B" style:family="table-column">
      <style:table-column-properties style:column-width="17.343cm"/>
    </style:style>
    <style:style style:name="Table9.A1" style:family="table-cell">
      <style:table-cell-properties style:vertical-align="middle"/>
    </style:style>
    <style:style style:name="Table10" style:family="table">
      <style:table-properties style:width="15.416cm" table:align="left"/>
    </style:style>
    <style:style style:name="Table10.A" style:family="table-column">
      <style:table-column-properties style:column-width="0.459cm"/>
    </style:style>
    <style:style style:name="Table10.B" style:family="table-column">
      <style:table-column-properties style:column-width="14.958cm"/>
    </style:style>
    <style:style style:name="Table10.A1" style:family="table-cell">
      <style:table-cell-properties style:vertical-align="middle"/>
    </style:style>
    <style:style style:name="Table11" style:family="table">
      <style:table-properties style:width="10.918cm" table:align="left"/>
    </style:style>
    <style:style style:name="Table11.A" style:family="table-column">
      <style:table-column-properties style:column-width="0.247cm"/>
    </style:style>
    <style:style style:name="Table11.B" style:family="table-column">
      <style:table-column-properties style:column-width="10.672cm"/>
    </style:style>
    <style:style style:name="Table11.A1" style:family="table-cell">
      <style:table-cell-properties style:vertical-align="middle"/>
    </style:style>
    <style:style style:name="Table12" style:family="table">
      <style:table-properties style:width="17.59cm" table:align="left"/>
    </style:style>
    <style:style style:name="Table12.A" style:family="table-column">
      <style:table-column-properties style:column-width="0.247cm"/>
    </style:style>
    <style:style style:name="Table12.B" style:family="table-column">
      <style:table-column-properties style:column-width="17.343cm"/>
    </style:style>
    <style:style style:name="Table12.A1" style:family="table-cell">
      <style:table-cell-properties style:vertical-align="middle"/>
    </style:style>
    <style:style style:name="Table13" style:family="table">
      <style:table-properties style:width="13.363cm" table:align="left"/>
    </style:style>
    <style:style style:name="Table13.A" style:family="table-column">
      <style:table-column-properties style:column-width="0.247cm"/>
    </style:style>
    <style:style style:name="Table13.B" style:family="table-column">
      <style:table-column-properties style:column-width="13.116cm"/>
    </style:style>
    <style:style style:name="Table13.A1" style:family="table-cell">
      <style:table-cell-properties style:vertical-align="middle"/>
    </style:style>
    <style:style style:name="Table14" style:family="table">
      <style:table-properties style:width="14.199cm" table:align="left"/>
    </style:style>
    <style:style style:name="Table14.A" style:family="table-column">
      <style:table-column-properties style:column-width="0.247cm"/>
    </style:style>
    <style:style style:name="Table14.B" style:family="table-column">
      <style:table-column-properties style:column-width="13.952cm"/>
    </style:style>
    <style:style style:name="Table14.A1" style:family="table-cell">
      <style:table-cell-properties style:vertical-align="middle"/>
    </style:style>
    <style:style style:name="Table15" style:family="table">
      <style:table-properties style:width="16.411cm" table:align="left"/>
    </style:style>
    <style:style style:name="Table15.A" style:family="table-column">
      <style:table-column-properties style:column-width="0.459cm"/>
    </style:style>
    <style:style style:name="Table15.B" style:family="table-column">
      <style:table-column-properties style:column-width="15.953cm"/>
    </style:style>
    <style:style style:name="Table15.A1" style:family="table-cell">
      <style:table-cell-properties style:vertical-align="middle"/>
    </style:style>
    <style:style style:name="Table16" style:family="table">
      <style:table-properties style:width="17.59cm" table:align="left"/>
    </style:style>
    <style:style style:name="Table16.A" style:family="table-column">
      <style:table-column-properties style:column-width="0.247cm"/>
    </style:style>
    <style:style style:name="Table16.B" style:family="table-column">
      <style:table-column-properties style:column-width="17.343cm"/>
    </style:style>
    <style:style style:name="Table16.A1" style:family="table-cell">
      <style:table-cell-properties style:vertical-align="middle"/>
    </style:style>
    <style:style style:name="Table17" style:family="table">
      <style:table-properties style:width="17.59cm" table:align="left"/>
    </style:style>
    <style:style style:name="Table17.A" style:family="table-column">
      <style:table-column-properties style:column-width="0.247cm"/>
    </style:style>
    <style:style style:name="Table17.B" style:family="table-column">
      <style:table-column-properties style:column-width="17.343cm"/>
    </style:style>
    <style:style style:name="Table17.A1" style:family="table-cell">
      <style:table-cell-properties style:vertical-align="middle"/>
    </style:style>
    <style:style style:name="Table18" style:family="table">
      <style:table-properties style:width="16.612cm" table:align="left"/>
    </style:style>
    <style:style style:name="Table18.A" style:family="table-column">
      <style:table-column-properties style:column-width="0.459cm"/>
    </style:style>
    <style:style style:name="Table18.B" style:family="table-column">
      <style:table-column-properties style:column-width="16.154cm"/>
    </style:style>
    <style:style style:name="Table18.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22"/>
    <style:style style:name="P9" style:family="paragraph" style:parent-style-name="Text_20_body" style:list-style-name="L23"/>
    <style:style style:name="P10" style:family="paragraph" style:parent-style-name="Text_20_body" style:list-style-name="L24"/>
    <style:style style:name="P11" style:family="paragraph" style:parent-style-name="Text_20_body" style:list-style-name="L25"/>
    <style:style style:name="P12" style:family="paragraph" style:parent-style-name="Text_20_body" style:list-style-name="L26"/>
    <style:style style:name="P13" style:family="paragraph" style:parent-style-name="Text_20_body" style:list-style-name="L27"/>
    <style:style style:name="P14" style:family="paragraph" style:parent-style-name="Text_20_body" style:list-style-name="L28"/>
    <style:style style:name="P15" style:family="paragraph" style:parent-style-name="Text_20_body">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P22" style:family="paragraph" style:parent-style-name="Text_20_body" style:list-style-name="L7">
      <style:paragraph-properties fo:margin-top="0cm" fo:margin-bottom="0cm" loext:contextual-spacing="false"/>
    </style:style>
    <style:style style:name="P23" style:family="paragraph" style:parent-style-name="Text_20_body" style:list-style-name="L22">
      <style:paragraph-properties fo:margin-top="0cm" fo:margin-bottom="0cm" loext:contextual-spacing="false"/>
    </style:style>
    <style:style style:name="P24" style:family="paragraph" style:parent-style-name="Text_20_body" style:list-style-name="L23">
      <style:paragraph-properties fo:margin-top="0cm" fo:margin-bottom="0cm" loext:contextual-spacing="false"/>
    </style:style>
    <style:style style:name="P25" style:family="paragraph" style:parent-style-name="Text_20_body" style:list-style-name="L24">
      <style:paragraph-properties fo:margin-top="0cm" fo:margin-bottom="0cm" loext:contextual-spacing="false"/>
    </style:style>
    <style:style style:name="P26" style:family="paragraph" style:parent-style-name="Text_20_body" style:list-style-name="L25">
      <style:paragraph-properties fo:margin-top="0cm" fo:margin-bottom="0cm" loext:contextual-spacing="false"/>
    </style:style>
    <style:style style:name="P27" style:family="paragraph" style:parent-style-name="Text_20_body" style:list-style-name="L26">
      <style:paragraph-properties fo:margin-top="0cm" fo:margin-bottom="0cm" loext:contextual-spacing="false"/>
    </style:style>
    <style:style style:name="P28" style:family="paragraph" style:parent-style-name="Text_20_body" style:list-style-name="L27">
      <style:paragraph-properties fo:margin-top="0cm" fo:margin-bottom="0cm" loext:contextual-spacing="false"/>
    </style:style>
    <style:style style:name="P29" style:family="paragraph" style:parent-style-name="Text_20_body" style:list-style-name="L28">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efiniciones varias</text:h>
      <text:list xml:id="list1741142633524387798" text:style-name="L22">
        <text:list-item>
          <text:p text:style-name="P23"><text:span text:style-name="Strong_20_Emphasis">Agregación</text:span>: relación todo-parte entre dos objetos ( agregado y componente) </text:p>
        </text:list-item>
        <text:list-item>
          <text:p text:style-name="P23"><text:span text:style-name="Strong_20_Emphasis">Composición</text:span>: cuando la clase compuesta no tiene sentido sin sus componentes </text:p>
        </text:list-item>
        <text:list-item>
          <text:p text:style-name="P23"><text:span text:style-name="Strong_20_Emphasis">Clase Asociativa</text:span>: es la nueva clase que se crea en una relación </text:p>
        </text:list-item>
        <text:list-item>
          <text:p text:style-name="P23"><text:span text:style-name="Strong_20_Emphasis">Asociación Reflexiva</text:span>: la clase origen y destino de la relación es la misma </text:p>
        </text:list-item>
        <text:list-item>
          <text:p text:style-name="P23"><text:span text:style-name="Strong_20_Emphasis">Clase Abstracta</text:span>: no instanciable que opera como superclase, es un concepto </text:p>
        </text:list-item>
        <text:list-item>
          <text:p text:style-name="P23"><text:span text:style-name="Strong_20_Emphasis">Especialitzación</text:span>: en la herencia de clases, dos o mas clases forman una nueva </text:p>
        </text:list-item>
        <text:list-item>
          <text:p text:style-name="P23"><text:span text:style-name="Strong_20_Emphasis">Generalitzación</text:span>: en la herencia de clases, una clase da lugar a varias nuevas </text:p>
        </text:list-item>
        <text:list-item>
          <text:p text:style-name="P8"><text:span text:style-name="Strong_20_Emphasis">Polimorfismo y pérdida de identidad</text:span>: el polimorfismo consiste en poder implementar los mismos métodos en las subclases de formas diferentes. Si llamamos un método de una subclase sobre un objeto superclase, se produce una pérdida de identidad, en java podemos sobrecargar la clase para solucionarlo. </text:p>
        </text:list-item>
      </text:list>
      <text:h text:style-name="Heading_20_3" text:outline-level="3">Otros</text:h>
      <text:list xml:id="list2041875000787225889" text:style-name="L23">
        <text:list-item>
          <text:p text:style-name="P24"><text:span text:style-name="Strong_20_Emphasis">Acentos en consola:</text:span> ejecutar con -Dfile.encoding=cp850 </text:p>
        </text:list-item>
        <text:list-item>
          <text:p text:style-name="P9"><text:span text:style-name="Strong_20_Emphasis">Mostrar texto</text:span>: System.out.println(“ ”); </text:p>
        </text:list-item>
      </text:list>
      <text:h text:style-name="Heading_20_3" text:outline-level="3">Tipos de datos primitivos</text:h>
      <text:list xml:id="list2419498430457405209" text:style-name="L24">
        <text:list-item>
          <text:p text:style-name="P25"><text:span text:style-name="Strong_20_Emphasis">byte:</text:span> 8bits, con signo, de -128 a 127 </text:p>
        </text:list-item>
        <text:list-item>
          <text:p text:style-name="P25"><text:span text:style-name="Strong_20_Emphasis">short:</text:span> 16bits, con signo, de -32.768 a 32.767 </text:p>
        </text:list-item>
        <text:list-item>
          <text:p text:style-name="P25"><text:span text:style-name="Strong_20_Emphasis">int:</text:span> 32bits , con signo, de -2.147.483.648 a 2.147.483.647 </text:p>
        </text:list-item>
        <text:list-item>
          <text:p text:style-name="P25"><text:span text:style-name="Strong_20_Emphasis">long</text:span>: 64bits, con signo, de -9.223.372.036.854.775.808 a 9.223.372.036.854.775.807 </text:p>
        </text:list-item>
        <text:list-item>
          <text:p text:style-name="P25"><text:span text:style-name="Strong_20_Emphasis">float:</text:span> 32bits , single-precision, coma flotante </text:p>
        </text:list-item>
        <text:list-item>
          <text:p text:style-name="P25"><text:span text:style-name="Strong_20_Emphasis">double:</text:span> 64bits, doble-precision, coma flotante </text:p>
        </text:list-item>
        <text:list-item>
          <text:p text:style-name="P25"><text:span text:style-name="Strong_20_Emphasis">boolean: </text:span>1 bit, True o False </text:p>
        </text:list-item>
        <text:list-item>
          <text:p text:style-name="P10"><text:span text:style-name="Strong_20_Emphasis">char:</text:span> 16 bits, unicode, de ‘u0000′ (0) a ‘uffff’ (65.535) </text:p>
        </text:list-item>
      </text:list>
      <text:h text:style-name="Heading_20_3" text:outline-level="3">Exponentes</text:h>
      <text:list xml:id="list1764522370483687904" text:style-name="L25">
        <text:list-item>
          <text:p text:style-name="P26"><text:span text:style-name="Strong_20_Emphasis">E+n:</text:span> E+2 = 300 </text:p>
        </text:list-item>
        <text:list-item>
          <text:p text:style-name="P11"><text:span text:style-name="Strong_20_Emphasis">E-n: </text:span>3E-2 =0.03 </text:p>
        </text:list-item>
      </text:list>
      <text:h text:style-name="Heading_20_3" text:outline-level="3">Fechas</text:h>
      <text:section text:style-name="Sect1" text:name="highlighter_580100">
        <text:p text:style-name="P15"><text:a xlink:type="simple" xlink:href="http://blog.hcosta.info/apuntes-de-poo-java/#" text:style-name="Internet_20_link" text:visited-style-name="Visited_20_Internet_20_Link">?</text:a></text:p>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able:table-cell>
            <table:table-cell table:style-name="Table1.A1" office:value-type="string">
              <text:p text:style-name="Table_20_Contents"><text:span text:style-name="Source_20_Text">Data d = new</text:span> <text:span text:style-name="Source_20_Text">Data(80,1,1);// 1-1-1980</text:span></text:p>
              <text:p text:style-name="Table_20_Contents"><text:span text:style-name="Source_20_Text">new</text:span> <text:span text:style-name="Source_20_Text">Data(0); // 1-1-1970</text:span></text:p>
              <text:p text:style-name="Table_20_Contents"><text:span text:style-name="Source_20_Text">new</text:span> <text:span text:style-name="Source_20_Text">Data(); // hora del sistema</text:span></text:p>
              <text:p text:style-name="Table_20_Contents"><text:span text:style-name="Source_20_Text">d.setYear(i), d.setMonth(i), d.setDate(i);</text:span></text:p>
            </table:table-cell>
          </table:table-row>
        </table:table>
      </text:section>
      <text:h text:style-name="Heading_20_3" text:outline-level="3"><text:soft-page-break/>Conversiones</text:h>
      <text:section text:style-name="Sect1" text:name="highlighter_231031">
        <text:p text:style-name="P15"><text:a xlink:type="simple" xlink:href="http://blog.hcosta.info/apuntes-de-poo-java/#" text:style-name="Internet_20_link" text:visited-style-name="Visited_20_Internet_20_Link">?</text:a></text:p>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2.A1" office:value-type="string">
              <text:p text:style-name="Table_20_Contents"><text:span text:style-name="Source_20_Text">.ToString(); // De un objeto a cadena</text:span></text:p>
              <text:p text:style-name="Table_20_Contents"><text:span text:style-name="Source_20_Text">int</text:span> <text:span text:style-name="Source_20_Text">v = (int) 99L // de long a int</text:span></text:p>
              <text:p text:style-name="Table_20_Contents"><text:span text:style-name="Source_20_Text">int</text:span> <text:span text:style-name="Source_20_Text">entero = Integer.parseInt(String);</text:span></text:p>
              <text:p text:style-name="Table_20_Contents"><text:span text:style-name="Source_20_Text">float</text:span> <text:span text:style-name="Source_20_Text">flotante = Float.parseFloat(String);</text:span></text:p>
              <text:p text:style-name="Table_20_Contents"><text:span text:style-name="Source_20_Text">intBinario = Integer.toBinaryString(5); //devuelve 101</text:span></text:p>
              <text:p text:style-name="Table_20_Contents"><text:span text:style-name="Source_20_Text">parseInt(String s, int</text:span> <text:span text:style-name="Source_20_Text">radix)//genérico, donde radix es la base 10 dec y 2 bin</text:span></text:p>
            </table:table-cell>
          </table:table-row>
        </table:table>
      </text:section>
      <text:h text:style-name="Heading_20_3" text:outline-level="3">Bloques ( son como los de un switch() )</text:h>
      <text:section text:style-name="Sect1" text:name="highlighter_834844">
        <text:p text:style-name="P15"><text:a xlink:type="simple" xlink:href="http://blog.hcosta.info/apuntes-de-poo-java/#" text:style-name="Internet_20_link" text:visited-style-name="Visited_20_Internet_20_Link">?</text:a></text:p>
        <table:table table:name="Table3" table:style-name="Table3">
          <table:table-column table:style-name="Table3.A"/>
          <table:table-column table:style-name="Table3.B"/>
          <table:table-row>
            <table:table-cell table:style-name="Table3.A1" office:value-type="string">
              <text:p text:style-name="Table_20_Contents">1</text:p>
              <text:p text:style-name="Table_20_Contents">2</text:p>
              <text:p text:style-name="Table_20_Contents">3</text:p>
            </table:table-cell>
            <table:table-cell table:style-name="Table3.A1" office:value-type="string">
              <text:p text:style-name="Table_20_Contents"><text:span text:style-name="Source_20_Text">block: </text:span></text:p>
              <text:p text:style-name="Table_20_Contents"><text:span text:style-name="Source_20_Text">break;</text:span></text:p>
              <text:p text:style-name="Table_20_Contents"><text:span text:style-name="Source_20_Text">continue</text:span> <text:span text:style-name="Source_20_Text">blockname;</text:span></text:p>
            </table:table-cell>
          </table:table-row>
        </table:table>
      </text:section>
      <text:h text:style-name="Heading_20_3" text:outline-level="3">Tablas</text:h>
      <text:section text:style-name="Sect1" text:name="highlighter_161911">
        <text:p text:style-name="P15"><text:a xlink:type="simple" xlink:href="http://blog.hcosta.info/apuntes-de-poo-java/#" text:style-name="Internet_20_link" text:visited-style-name="Visited_20_Internet_20_Link">?</text:a></text:p>
        <table:table table:name="Table4" table:style-name="Table4">
          <table:table-column table:style-name="Table4.A"/>
          <table:table-column table:style-name="Table4.B"/>
          <table:table-row>
            <table:table-cell table:style-name="Table4.A1" office:value-type="string">
              <text:p text:style-name="Table_20_Contents">1</text:p>
              <text:p text:style-name="Table_20_Contents">2</text:p>
              <text:p text:style-name="Table_20_Contents">3</text:p>
            </table:table-cell>
            <table:table-cell table:style-name="Table4.A1" office:value-type="string">
              <text:p text:style-name="Table_20_Contents"><text:span text:style-name="Source_20_Text">&lt;tipo&gt; nombre [ ] = new</text:span> <text:span text:style-name="Source_20_Text">&lt;tipo&gt;[dimension] //…</text:span></text:p>
              <text:p text:style-name="Table_20_Contents"><text:span text:style-name="Source_20_Text">int</text:span> <text:span text:style-name="Source_20_Text">[] t = new</text:span> <text:span text:style-name="Source_20_Text">int[5]; t.length(); t[n];</text:span></text:p>
              <text:p text:style-name="Table_20_Contents"><text:span text:style-name="Source_20_Text">Copiar tablas: arraycopy(tori, srcPos, tdes, dstPos, len);</text:span></text:p>
            </table:table-cell>
          </table:table-row>
        </table:table>
      </text:section>
      <text:h text:style-name="Heading_20_3" text:outline-level="3">Cadenas de texto y carácteres</text:h>
      <text:section text:style-name="Sect1" text:name="highlighter_23402">
        <text:p text:style-name="P15"><text:a xlink:type="simple" xlink:href="http://blog.hcosta.info/apuntes-de-poo-java/#" text:style-name="Internet_20_link" text:visited-style-name="Visited_20_Internet_20_Link">?</text:a></text:p>
        <table:table table:name="Table5" table:style-name="Table5">
          <table:table-column table:style-name="Table5.A"/>
          <table:table-column table:style-name="Table5.B"/>
          <table:table-row>
            <table:table-cell table:style-name="Table5.A1" office:value-type="string">
              <text:p text:style-name="Table_20_Contents">1</text:p>
              <text:p text:style-name="Table_20_Contents">2</text:p>
            </table:table-cell>
            <table:table-cell table:style-name="Table5.A1" office:value-type="string">
              <text:p text:style-name="Table_20_Contents"><text:span text:style-name="Source_20_Text">char</text:span> <text:span text:style-name="Source_20_Text">t[] = {'a','b','c'}</text:span></text:p>
              <text:p text:style-name="Table_20_Contents"><text:span text:style-name="Source_20_Text">String str = new</text:span> <text:span text:style-name="Source_20_Text">String (t); // str = "abc";</text:span></text:p>
            </table:table-cell>
          </table:table-row>
        </table:table>
      </text:section>
      <text:h text:style-name="Heading_20_3" text:outline-level="3">Estructura de las clases</text:h>
      <text:section text:style-name="Sect1" text:name="highlighter_365229">
        <text:p text:style-name="P15"><text:a xlink:type="simple" xlink:href="http://blog.hcosta.info/apuntes-de-poo-java/#" text:style-name="Internet_20_link" text:visited-style-name="Visited_20_Internet_20_Link">?</text:a></text:p>
        <table:table table:name="Table6" table:style-name="Table6">
          <table:table-column table:style-name="Table6.A"/>
          <table:table-column table:style-name="Table6.B"/>
          <table:table-row>
            <table:table-cell table:style-name="Table6.A1" office:value-type="string">
              <text:p text:style-name="Table_20_Contents">1</text:p>
              <text:p text:style-name="Table_20_Contents">2</text:p>
              <text:p text:style-name="Table_20_Contents">3</text:p>
              <text:p text:style-name="Table_20_Contents">4</text:p>
            </table:table-cell>
            <table:table-cell table:style-name="Table6.A1" office:value-type="string">
              <text:p text:style-name="Table_20_Contents"><text:span text:style-name="Source_20_Text">class</text:span> <text:span text:style-name="Source_20_Text">clase {</text:span></text:p>
              <text:p text:style-name="Table_20_Contents"><text:span text:style-name="Source_20_Text">   public</text:span> <text:span text:style-name="Source_20_Text">clase { //constructor }</text:span></text:p>
              <text:p text:style-name="Table_20_Contents"><text:span text:style-name="Source_20_Text">   public</text:span> <text:span text:style-name="Source_20_Text">static</text:span> <text:span text:style-name="Source_20_Text">void</text:span> <text:span text:style-name="Source_20_Text">main(String args[]) { //método main }</text:span></text:p>
              <text:p text:style-name="Table_20_Contents"><text:span text:style-name="Source_20_Text">}</text:span></text:p>
            </table:table-cell>
          </table:table-row>
        </table:table>
      </text:section>
      <text:h text:style-name="Heading_20_3" text:outline-level="3">Paquetes</text:h>
      <text:section text:style-name="Sect1" text:name="highlighter_763344">
        <text:p text:style-name="P15"><text:a xlink:type="simple" xlink:href="http://blog.hcosta.info/apuntes-de-poo-java/#" text:style-name="Internet_20_link" text:visited-style-name="Visited_20_Internet_20_Link">?</text:a></text:p>
        <table:table table:name="Table7" table:style-name="Table7">
          <table:table-column table:style-name="Table7.A"/>
          <table:table-column table:style-name="Table7.B"/>
          <table:table-row>
            <table:table-cell table:style-name="Table7.A1" office:value-type="string">
              <text:p text:style-name="Table_20_Contents">1</text:p>
              <text:p text:style-name="Table_20_Contents">2</text:p>
              <text:p text:style-name="Table_20_Contents">3</text:p>
            </table:table-cell>
            <table:table-cell table:style-name="Table7.A1" office:value-type="string">
              <text:p text:style-name="Table_20_Contents"><text:span text:style-name="Source_20_Text">Package p // Package &amp;lt;nombre&amp;gt;;</text:span></text:p>
              <text:p text:style-name="Table_20_Contents"><text:span text:style-name="Source_20_Text">import</text:span> <text:span text:style-name="Source_20_Text">p.clase;</text:span></text:p>
              <text:p text:style-name="Table_20_Contents"><text:span text:style-name="Source_20_Text">import</text:span> <text:span text:style-name="Source_20_Text">p.*;</text:span></text:p>
            </table:table-cell>
          </table:table-row>
        </table:table>
      </text:section>
      <text:h text:style-name="Heading_20_3" text:outline-level="3">¿Qué significa static?</text:h>
      <text:list xml:id="list690663158339359251" text:style-name="L26">
        <text:list-item>
          <text:p text:style-name="P27">Variable común de una clase </text:p>
        </text:list-item>
        <text:list-item>
          <text:p text:style-name="P27">Sobre un método indica que se puede llamar independientemente </text:p>
        </text:list-item>
        <text:list-item>
          <text:p text:style-name="P12">Modificador de iniciador, para que se ejecute solo una vez en bloques sin nombre. </text:p>
        </text:list-item>
      </text:list>
      <text:h text:style-name="Heading_20_3" text:outline-level="3"><text:soft-page-break/>Herencia de clases</text:h>
      <text:section text:style-name="Sect1" text:name="highlighter_449242">
        <text:p text:style-name="P15"><text:a xlink:type="simple" xlink:href="http://blog.hcosta.info/apuntes-de-poo-java/#" text:style-name="Internet_20_link" text:visited-style-name="Visited_20_Internet_20_Link">?</text:a></text:p>
        <table:table table:name="Table8" table:style-name="Table8">
          <table:table-column table:style-name="Table8.A"/>
          <table:table-column table:style-name="Table8.B"/>
          <table:table-row>
            <table:table-cell table:style-name="Table8.A1" office:value-type="string">
              <text:p text:style-name="Table_20_Contents">1</text:p>
              <text:p text:style-name="Table_20_Contents">2</text:p>
            </table:table-cell>
            <table:table-cell table:style-name="Table8.A1" office:value-type="string">
              <text:p text:style-name="Table_20_Contents"><text:span text:style-name="Source_20_Text">Class X{ met1(); }</text:span></text:p>
              <text:p text:style-name="Table_20_Contents"><text:span text:style-name="Source_20_Text">Class Z extends</text:span> <text:span text:style-name="Source_20_Text">X{ met2();}</text:span></text:p>
            </table:table-cell>
          </table:table-row>
        </table:table>
      </text:section>
      <text:p text:style-name="Text_20_body">Para correr el método met2 en un objeto del tipo X:</text:p>
      <text:section text:style-name="Sect1" text:name="highlighter_449080">
        <text:p text:style-name="P15"><text:a xlink:type="simple" xlink:href="http://blog.hcosta.info/apuntes-de-poo-java/#" text:style-name="Internet_20_link" text:visited-style-name="Visited_20_Internet_20_Link">?</text:a></text:p>
        <table:table table:name="Table9" table:style-name="Table9">
          <table:table-column table:style-name="Table9.A"/>
          <table:table-column table:style-name="Table9.B"/>
          <table:table-row>
            <table:table-cell table:style-name="Table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9.A1" office:value-type="string">
              <text:p text:style-name="Table_20_Contents"><text:span text:style-name="Source_20_Text">X oz = new</text:span> <text:span text:style-name="Source_20_Text">Z ();</text:span></text:p>
              <text:p text:style-name="Table_20_Contents"><text:span text:style-name="Source_20_Text">((Z)oz).met2();//sobrecarga</text:span></text:p>
              <text:p text:style-name="Table_20_Contents"><text:span text:style-name="Source_20_Text">super.metodo();//llama el método de la superclase</text:span></text:p>
              <text:p text:style-name="Table_20_Contents"><text:span text:style-name="Source_20_Text">super.finalize(); //destructor de la superclase</text:span></text:p>
              <text:p text:style-name="Table_20_Contents"><text:span text:style-name="Source_20_Text">if</text:span> <text:span text:style-name="Source_20_Text">(o1 instanceof</text:span> <text:span text:style-name="Source_20_Text">o2) //si o1 es de la clase o2</text:span></text:p>
              <text:p text:style-name="Table_20_Contents"><text:span text:style-name="Source_20_Text">equals sobre contenido: x.equals(y) //si x = 1 y = 1 devuelve true</text:span></text:p>
              <text:p text:style-name="Table_20_Contents"><text:span text:style-name="Source_20_Text">hashCode //retorna direc, el valor hash es siempre el mismo en objetos iguales</text:span></text:p>
            </table:table-cell>
          </table:table-row>
        </table:table>
      </text:section>
      <text:h text:style-name="Heading_20_3" text:outline-level="3">¿Qué es una clase interna?</text:h>
      <text:p text:style-name="Text_20_body">Es una clase que forma parte de otra, asi se nos permite entre otras cosas llevar un control de las instancias de la clase interna desde la clase contenedora:</text:p>
      <text:section text:style-name="Sect1" text:name="highlighter_342893">
        <text:p text:style-name="P15"><text:a xlink:type="simple" xlink:href="http://blog.hcosta.info/apuntes-de-poo-java/#" text:style-name="Internet_20_link" text:visited-style-name="Visited_20_Internet_20_Link">?</text:a></text:p>
        <table:table table:name="Table10" table:style-name="Table10">
          <table:table-column table:style-name="Table10.A"/>
          <table:table-column table:style-name="Table10.B"/>
          <table:table-row>
            <table:table-cell table:style-name="Table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e10.A1" office:value-type="string">
              <text:p text:style-name="Table_20_Contents"><text:span text:style-name="Source_20_Text">contenedora:</text:span></text:p>
              <text:p text:style-name="Table_20_Contents"><text:span text:style-name="Source_20_Text">class</text:span> <text:span text:style-name="Source_20_Text">Contenedora{</text:span></text:p>
              <text:p text:style-name="Table_20_Contents"><text:span text:style-name="Source_20_Text">   private</text:span> <text:span text:style-name="Source_20_Text">static</text:span> <text:span text:style-name="Source_20_Text">int</text:span> <text:span text:style-name="Source_20_Text">contador;</text:span></text:p>
              <text:p text:style-name="Table_20_Contents"><text:span text:style-name="Source_20_Text">   public</text:span> <text:span text:style-name="Source_20_Text">int</text:span> <text:span text:style-name="Source_20_Text">getContador() { return</text:span> <text:span text:style-name="Source_20_Text">contador; }</text:span></text:p>
              <text:p text:style-name="Table_20_Contents"><text:span text:style-name="Source_20_Text">   public</text:span> <text:span text:style-name="Source_20_Text">class</text:span> <text:span text:style-name="Source_20_Text">Interna { public</text:span> <text:span text:style-name="Source_20_Text">Interna() { contador++; } }</text:span></text:p>
              <text:p text:style-name="Table_20_Contents"><text:span text:style-name="Source_20_Text">   public</text:span> <text:span text:style-name="Source_20_Text">static</text:span> <text:span text:style-name="Source_20_Text">void</text:span> <text:span text:style-name="Source_20_Text">main(String args[]){</text:span></text:p>
              <text:p text:style-name="Table_20_Contents"><text:span text:style-name="Source_20_Text">      Contenedora ce = new</text:span> <text:span text:style-name="Source_20_Text">Contenedora();</text:span></text:p>
              <text:p text:style-name="Table_20_Contents"><text:span text:style-name="Source_20_Text">      Contenedora.Interna ci = ce.new</text:span> <text:span text:style-name="Source_20_Text">Interna();</text:span></text:p>
              <text:p text:style-name="Table_20_Contents"><text:span text:style-name="Source_20_Text">      System.out.println(ce.getContador()); //devuelve 1</text:span></text:p>
              <text:p text:style-name="Table_20_Contents"><text:span text:style-name="Source_20_Text">   }</text:span></text:p>
              <text:p text:style-name="Table_20_Contents"><text:span text:style-name="Source_20_Text">}</text:span></text:p>
            </table:table-cell>
          </table:table-row>
        </table:table>
      </text:section>
      <text:h text:style-name="Heading_20_3" text:outline-level="3">Declarar una List, ArrayList o Vector</text:h>
      <text:section text:style-name="Sect1" text:name="highlighter_715174">
        <text:p text:style-name="P15"><text:a xlink:type="simple" xlink:href="http://blog.hcosta.info/apuntes-de-poo-java/#" text:style-name="Internet_20_link" text:visited-style-name="Visited_20_Internet_20_Link">?</text:a></text:p>
        <table:table table:name="Table11" table:style-name="Table11">
          <table:table-column table:style-name="Table11.A"/>
          <table:table-column table:style-name="Table11.B"/>
          <table:table-row>
            <table:table-cell table:style-name="Table11.A1" office:value-type="string">
              <text:p text:style-name="Table_20_Contents">1</text:p>
            </table:table-cell>
            <table:table-cell table:style-name="Table11.A1" office:value-type="string">
              <text:p text:style-name="Table_20_Contents"><text:span text:style-name="Source_20_Text">List&lt;Tipo&gt; lista = new</text:span> <text:span text:style-name="Source_20_Text">ArrayList&lt;Tipo&gt;(); </text:span></text:p>
            </table:table-cell>
          </table:table-row>
        </table:table>
      </text:section>
      <text:h text:style-name="Heading_20_3" text:outline-level="3">Funciones de las listas</text:h>
      <text:list xml:id="list583194884265049407" text:style-name="L27">
        <text:list-item>
          <text:p text:style-name="P28">add() </text:p>
        </text:list-item>
        <text:list-item>
          <text:p text:style-name="P28">clear() </text:p>
        </text:list-item>
        <text:list-item>
          <text:p text:style-name="P28">bool contains(obj) </text:p>
        </text:list-item>
        <text:list-item>
          <text:p text:style-name="P28">obj get(index) </text:p>
        </text:list-item>
        <text:list-item>
          <text:p text:style-name="P28">int indexOf(obj </text:p>
        </text:list-item>
        <text:list-item>
          <text:p text:style-name="P28">int lastIndexOf(obj) </text:p>
        </text:list-item>
        <text:list-item>
          <text:p text:style-name="P28">bool remove(index) </text:p>
        </text:list-item>
        <text:list-item>
          <text:p text:style-name="P28"><text:soft-page-break/>obj set(index, obj) </text:p>
        </text:list-item>
        <text:list-item>
          <text:p text:style-name="P13">int size() </text:p>
        </text:list-item>
      </text:list>
      <text:h text:style-name="Heading_20_3" text:outline-level="3">Funciones de las colecciones</text:h>
      <text:list xml:id="list456242992235337840" text:style-name="L28">
        <text:list-item>
          <text:p text:style-name="P29">int frequency(col, obj) </text:p>
        </text:list-item>
        <text:list-item>
          <text:p text:style-name="P29">obj max(col) </text:p>
        </text:list-item>
        <text:list-item>
          <text:p text:style-name="P29">obj min(col) </text:p>
        </text:list-item>
        <text:list-item>
          <text:p text:style-name="P29">reverse(list) </text:p>
        </text:list-item>
        <text:list-item>
          <text:p text:style-name="P29">shuffle(list) </text:p>
        </text:list-item>
        <text:list-item>
          <text:p text:style-name="P14">sort(list) </text:p>
        </text:list-item>
      </text:list>
      <text:h text:style-name="Heading_20_3" text:outline-level="3">Para recorrer las colecciones necesitamos un Iterator</text:h>
      <text:section text:style-name="Sect1" text:name="highlighter_992335">
        <text:p text:style-name="P15"><text:a xlink:type="simple" xlink:href="http://blog.hcosta.info/apuntes-de-poo-java/#" text:style-name="Internet_20_link" text:visited-style-name="Visited_20_Internet_20_Link">?</text:a></text:p>
        <table:table table:name="Table12" table:style-name="Table12">
          <table:table-column table:style-name="Table12.A"/>
          <table:table-column table:style-name="Table12.B"/>
          <table:table-row>
            <table:table-cell table:style-name="Table12.A1" office:value-type="string">
              <text:p text:style-name="Table_20_Contents">1</text:p>
              <text:p text:style-name="Table_20_Contents">2</text:p>
            </table:table-cell>
            <table:table-cell table:style-name="Table12.A1" office:value-type="string">
              <text:p text:style-name="Table_20_Contents"><text:span text:style-name="Source_20_Text">Iterator iterator = lista.iterator();</text:span></text:p>
              <text:p text:style-name="Table_20_Contents"><text:span text:style-name="Source_20_Text">while</text:span> <text:span text:style-name="Source_20_Text">(iterator.hasNext()) { System.out.println((Obj)iterator.next()); }</text:span></text:p>
            </table:table-cell>
          </table:table-row>
        </table:table>
      </text:section>
      <text:h text:style-name="Heading_20_3" text:outline-level="3">Excepciones</text:h>
      <text:section text:style-name="Sect1" text:name="highlighter_838633">
        <text:p text:style-name="P15"><text:a xlink:type="simple" xlink:href="http://blog.hcosta.info/apuntes-de-poo-java/#" text:style-name="Internet_20_link" text:visited-style-name="Visited_20_Internet_20_Link">?</text:a></text:p>
        <table:table table:name="Table13" table:style-name="Table13">
          <table:table-column table:style-name="Table13.A"/>
          <table:table-column table:style-name="Table13.B"/>
          <table:table-row>
            <table:table-cell table:style-name="Table13.A1" office:value-type="string">
              <text:p text:style-name="Table_20_Contents">1</text:p>
              <text:p text:style-name="Table_20_Contents">2</text:p>
              <text:p text:style-name="Table_20_Contents">3</text:p>
              <text:p text:style-name="Table_20_Contents">4</text:p>
            </table:table-cell>
            <table:table-cell table:style-name="Table13.A1" office:value-type="string">
              <text:p text:style-name="Table_20_Contents"><text:span text:style-name="Source_20_Text">try{ //código susceptible a errores }</text:span></text:p>
              <text:p text:style-name="Table_20_Contents"><text:span text:style-name="Source_20_Text">catch(nombreClaseExcepcion e1){ //tratar el error }</text:span></text:p>
              <text:p text:style-name="Table_20_Contents"><text:span text:style-name="Source_20_Text">catch(nombreClaseExcepcion e2){ //tratar el error }</text:span></text:p>
              <text:p text:style-name="Table_20_Contents"><text:span text:style-name="Source_20_Text">finally{ //siempre se ejecuta }</text:span></text:p>
            </table:table-cell>
          </table:table-row>
        </table:table>
      </text:section>
      <text:h text:style-name="Heading_20_3" text:outline-level="3">Definir una excepción manualmente</text:h>
      <text:section text:style-name="Sect1" text:name="highlighter_909383">
        <text:p text:style-name="P15"><text:a xlink:type="simple" xlink:href="http://blog.hcosta.info/apuntes-de-poo-java/#" text:style-name="Internet_20_link" text:visited-style-name="Visited_20_Internet_20_Link">?</text:a></text:p>
        <table:table table:name="Table14" table:style-name="Table14">
          <table:table-column table:style-name="Table14.A"/>
          <table:table-column table:style-name="Table14.B"/>
          <table:table-row>
            <table:table-cell table:style-name="Table14.A1" office:value-type="string">
              <text:p text:style-name="Table_20_Contents">1</text:p>
              <text:p text:style-name="Table_20_Contents">2</text:p>
            </table:table-cell>
            <table:table-cell table:style-name="Table14.A1" office:value-type="string">
              <text:p text:style-name="Table_20_Contents"><text:span text:style-name="Source_20_Text">//mostrará el mensaje definido al compilar si i &amp;lt; 0</text:span></text:p>
              <text:p text:style-name="Table_20_Contents"><text:span text:style-name="Source_20_Text">if</text:span> <text:span text:style-name="Source_20_Text">( i &amp;lt; 0</text:span> <text:span text:style-name="Source_20_Text">) throw</text:span> <text:span text:style-name="Source_20_Text">new</text:span> <text:span text:style-name="Source_20_Text">RuntimeException(“Error”);</text:span></text:p>
            </table:table-cell>
          </table:table-row>
        </table:table>
      </text:section>
      <text:h text:style-name="Heading_20_3" text:outline-level="3">Excepción personalizada</text:h>
      <text:section text:style-name="Sect1" text:name="highlighter_494330">
        <text:p text:style-name="P15"><text:a xlink:type="simple" xlink:href="http://blog.hcosta.info/apuntes-de-poo-java/#" text:style-name="Internet_20_link" text:visited-style-name="Visited_20_Internet_20_Link">?</text:a></text:p>
        <table:table table:name="Table15" table:style-name="Table15">
          <table:table-column table:style-name="Table15.A"/>
          <table:table-column table:style-name="Table15.B"/>
          <text:soft-page-break/>
          <table:table-row>
            <table:table-cell table:style-name="Table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e15.A1" office:value-type="string">
              <text:p text:style-name="Table_20_Contents"><text:span text:style-name="Source_20_Text">class</text:span> <text:span text:style-name="Source_20_Text">Programa{</text:span></text:p>
              <text:p text:style-name="Table_20_Contents"><text:span text:style-name="Source_20_Text">   public</text:span> <text:span text:style-name="Source_20_Text">class</text:span> <text:span text:style-name="Source_20_Text">void</text:span> <text:span text:style-name="Source_20_Text">main(String args[]){</text:span></text:p>
              <text:p text:style-name="Table_20_Contents"><text:span text:style-name="Source_20_Text">      try</text:span> <text:span text:style-name="Source_20_Text">{ Provocar(-1) }</text:span></text:p>
              <text:p text:style-name="Table_20_Contents"><text:span text:style-name="Source_20_Text">      catch</text:span> <text:span text:style-name="Source_20_Text">( MiExcepcion e ) { e.printStackTrace(); }</text:span></text:p>
              <text:p text:style-name="Table_20_Contents"><text:span text:style-name="Source_20_Text">   }</text:span></text:p>
              <text:p text:style-name="Table_20_Contents"><text:span text:style-name="Source_20_Text">   public</text:span> <text:span text:style-name="Source_20_Text">static</text:span> <text:span text:style-name="Source_20_Text">void</text:span> <text:span text:style-name="Source_20_Text">Provocar ( int</text:span> <text:span text:style-name="Source_20_Text">valor ) throws</text:span> <text:span text:style-name="Source_20_Text">MiExcepcion {</text:span></text:p>
              <text:p text:style-name="Table_20_Contents"><text:span text:style-name="Source_20_Text">      if</text:span> <text:span text:style-name="Source_20_Text">(valor &gt; 0) throw</text:span> <text:span text:style-name="Source_20_Text">new</text:span> <text:span text:style-name="Source_20_Text">MiExcepcion (valor);</text:span></text:p>
              <text:p text:style-name="Table_20_Contents"><text:span text:style-name="Source_20_Text">   }</text:span></text:p>
              <text:p text:style-name="Table_20_Contents"><text:span text:style-name="Source_20_Text">}</text:span></text:p>
              <text:p text:style-name="Table_20_Contents"><text:span text:style-name="Source_20_Text">class</text:span> <text:span text:style-name="Source_20_Text">MiExcepcion extends</text:span> <text:span text:style-name="Source_20_Text">Exception {</text:span></text:p>
              <text:p text:style-name="Table_20_Contents"><text:span text:style-name="Source_20_Text">   private</text:span> <text:span text:style-name="Source_20_Text">int</text:span> <text:span text:style-name="Source_20_Text">i;</text:span></text:p>
              <text:p text:style-name="Table_20_Contents"><text:span text:style-name="Source_20_Text">   public</text:span> <text:span text:style-name="Source_20_Text">MiExcepcion (int</text:span> <text:span text:style-name="Source_20_Text">i) { this.i = i; }</text:span></text:p>
              <text:p text:style-name="Table_20_Contents"><text:span text:style-name="Source_20_Text">   public</text:span> <text:span text:style-name="Source_20_Text">String toString() { “Excepción en el valor: “ + i);</text:span></text:p>
              <text:p text:style-name="Table_20_Contents"><text:span text:style-name="Source_20_Text">}</text:span></text:p>
            </table:table-cell>
          </table:table-row>
        </table:table>
      </text:section>
      <text:h text:style-name="Heading_20_3" text:outline-level="3">Leer por teclado</text:h>
      <text:section text:style-name="Sect1" text:name="highlighter_794477">
        <text:p text:style-name="P15"><text:a xlink:type="simple" xlink:href="http://blog.hcosta.info/apuntes-de-poo-java/#" text:style-name="Internet_20_link" text:visited-style-name="Visited_20_Internet_20_Link">?</text:a></text:p>
        <table:table table:name="Table16" table:style-name="Table16">
          <table:table-column table:style-name="Table16.A"/>
          <table:table-column table:style-name="Table16.B"/>
          <table:table-row>
            <table:table-cell table:style-name="Table16.A1" office:value-type="string">
              <text:p text:style-name="Table_20_Contents">1</text:p>
              <text:p text:style-name="Table_20_Contents">2</text:p>
              <text:p text:style-name="Table_20_Contents">3</text:p>
              <text:p text:style-name="Table_20_Contents">4</text:p>
            </table:table-cell>
            <table:table-cell table:style-name="Table16.A1" office:value-type="string">
              <text:p text:style-name="Table_20_Contents"><text:span text:style-name="Source_20_Text">char</text:span> <text:span text:style-name="Source_20_Text">c = (char) System.in.read(); //carácter</text:span></text:p>
              <text:p text:style-name="Table_20_Contents"><text:span text:style-name="Source_20_Text">//Para strings usamos la clase BufferReader:</text:span></text:p>
              <text:p text:style-name="Table_20_Contents"><text:span text:style-name="Source_20_Text">BufferReader br = new</text:span> <text:span text:style-name="Source_20_Text">BufferReader ( new</text:span> <text:span text:style-name="Source_20_Text">InputStreamReader (System.in) );</text:span></text:p>
              <text:p text:style-name="Table_20_Contents"><text:span text:style-name="Source_20_Text">String linea = br.readLine();</text:span></text:p>
            </table:table-cell>
          </table:table-row>
        </table:table>
      </text:section>
      <text:h text:style-name="Heading_20_3" text:outline-level="3">“Append” fichero con RanDomAccessFile</text:h>
      <text:section text:style-name="Sect1" text:name="highlighter_450045">
        <text:p text:style-name="P15"><text:a xlink:type="simple" xlink:href="http://blog.hcosta.info/apuntes-de-poo-java/#" text:style-name="Internet_20_link" text:visited-style-name="Visited_20_Internet_20_Link">?</text:a></text:p>
        <table:table table:name="Table17" table:style-name="Table17">
          <table:table-column table:style-name="Table17.A"/>
          <table:table-column table:style-name="Table17.B"/>
          <table:table-row>
            <table:table-cell table:style-name="Table1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17.A1" office:value-type="string">
              <text:p text:style-name="Table_20_Contents"><text:span text:style-name="Source_20_Text">try</text:span> <text:span text:style-name="Source_20_Text">{</text:span></text:p>
              <text:p text:style-name="Table_20_Contents"><text:span text:style-name="Source_20_Text">   RandomAccessFile file = new</text:span> <text:span text:style-name="Source_20_Text">RandomAccessFile(ruta, "rw");</text:span></text:p>
              <text:p text:style-name="Table_20_Contents"><text:span text:style-name="Source_20_Text">   file.seek(file.length()); //nos situamos al final</text:span></text:p>
              <text:p text:style-name="Table_20_Contents"><text:span text:style-name="Source_20_Text">   file.writeBytes(String); //escribimos los datos de string u otro objeto</text:span></text:p>
              <text:p text:style-name="Table_20_Contents"><text:span text:style-name="Source_20_Text">   file.close();</text:span></text:p>
              <text:p text:style-name="Table_20_Contents"><text:span text:style-name="Source_20_Text">}</text:span></text:p>
              <text:p text:style-name="Table_20_Contents"><text:span text:style-name="Source_20_Text">catch</text:span> <text:span text:style-name="Source_20_Text">(IOException e) { }</text:span></text:p>
            </table:table-cell>
          </table:table-row>
        </table:table>
      </text:section>
      <text:h text:style-name="Heading_20_3" text:outline-level="3">Lectura de fichero con BufferedReader y FileReader</text:h>
      <text:section text:style-name="Sect1" text:name="highlighter_862588">
        <text:p text:style-name="P15"><text:a xlink:type="simple" xlink:href="http://blog.hcosta.info/apuntes-de-poo-java/#" text:style-name="Internet_20_link" text:visited-style-name="Visited_20_Internet_20_Link">?</text:a></text:p>
        <table:table table:name="Table18" table:style-name="Table18">
          <table:table-column table:style-name="Table18.A"/>
          <table:table-column table:style-name="Table18.B"/>
          <table:table-row>
            <table:table-cell table:style-name="Table1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e18.A1" office:value-type="string">
              <text:p text:style-name="Table_20_Contents"><text:span text:style-name="Source_20_Text">try</text:span> <text:span text:style-name="Source_20_Text">{</text:span></text:p>
              <text:p text:style-name="Table_20_Contents"><text:span text:style-name="Source_20_Text">   String text = "";</text:span></text:p>
              <text:p text:style-name="Table_20_Contents"><text:span text:style-name="Source_20_Text">   BufferedReader br = new</text:span> <text:span text:style-name="Source_20_Text">BufferedReader(new</text:span> <text:span text:style-name="Source_20_Text">FileReader(ruta));</text:span></text:p>
              <text:p text:style-name="Table_20_Contents"><text:span text:style-name="Source_20_Text">   String linia = null;</text:span></text:p>
              <text:p text:style-name="Table_20_Contents"><text:span text:style-name="Source_20_Text">   while</text:span> <text:span text:style-name="Source_20_Text">(null</text:span> <text:span text:style-name="Source_20_Text">!= (linia = br.readLine()))</text:span></text:p>
              <text:p text:style-name="Table_20_Contents"><text:span text:style-name="Source_20_Text">   text = text + linia; //vamos añadiendo las líneas</text:span></text:p>
              <text:p text:style-name="Table_20_Contents"><text:span text:style-name="Source_20_Text">   br.close();</text:span></text:p>
              <text:p text:style-name="Table_20_Contents"><text:span text:style-name="Source_20_Text">}</text:span></text:p>
              <text:p text:style-name="Table_20_Contents"><text:span text:style-name="Source_20_Text">catch</text:span> <text:span text:style-name="Source_20_Text">(IOException e) { }</text:span></text:p>
              <text:p text:style-name="Table_20_Contents"><text:span text:style-name="Source_20_Text">finally</text:span> <text:span text:style-name="Source_20_Text">{ return</text:span> <text:span text:style-name="Source_20_Text">text; } //retornamos todo el texto</text:span></text:p>
            </table:table-cell>
          </table:table-row>
        </table:table>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1T11:18:11.136535043</meta:creation-date>
    <dc:date>2016-12-31T12:47:45.671256264</dc:date>
    <meta:editing-duration>PT1H19M24S</meta:editing-duration>
    <meta:editing-cycles>1</meta:editing-cycles>
    <meta:document-statistic meta:table-count="18" meta:image-count="0" meta:object-count="0" meta:page-count="5" meta:paragraph-count="260" meta:word-count="995" meta:character-count="5809" meta:non-whitespace-character-count="4964"/>
    <meta:generator>LibreOffice/5.1.6.2.0$Linux_X86_64 LibreOffice_project/10m0$Build-2</meta:generator>
  </office:meta>
</office:document-meta>
</file>